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5cm"/>
    </style:style>
    <style:style style:name="pr4" style:family="presentation" style:parent-style-name="Título_20_e_20_conteúd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6" style:family="presentation" style:parent-style-name="Título_20_e_20_conteúdo-notes">
      <style:graphic-properties draw:fill-color="#ffffff" fo:min-height="13.365cm"/>
    </style:style>
    <style:style style:name="pr7" style:family="presentation" style:parent-style-name="Título_20_e_20_conteúdo-title">
      <style:graphic-properties draw:auto-grow-height="true" fo:min-height="4.029cm"/>
    </style:style>
    <style:style style:name="pr8" style:family="presentation" style:parent-style-name="Título_20_e_20_conteúdo-outline1">
      <style:graphic-properties fo:min-height="10.925cm"/>
    </style:style>
    <style:style style:name="pr9" style:family="presentation" style:parent-style-name="Título_20_e_20_conteúdo-notes">
      <style:graphic-properties draw:fill-color="#ffffff" fo:min-height="13.364cm"/>
    </style:style>
    <style:style style:name="pr10" style:family="presentation" style:parent-style-name="Título_20_e_20_conteúd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cm" fo:padding-right="0cm" fo:wrap-option="wrap"/>
    </style:style>
    <style:style style:name="pr12" style:family="presentation" style:parent-style-name="Em_20_branco-notes">
      <style:graphic-properties draw:fill-color="#ffffff" fo:min-height="13.365cm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48pt"/>
    </style:style>
    <style:style style:name="P7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start" style:font-independent-line-spacing="true"/>
      <style:text-properties fo:font-size="20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1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text-transform="uppercase" fo:color="#637052" style:text-line-through-style="none" style:text-line-through-type="none" style:text-position="0% 100%" style:font-name="Calibri Light1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4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variant="normal" fo:text-transform="none" fo:color="#5eb2ea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WebRTC</text:span></text:p>
          </draw:text-box>
        </draw:frame>
        <draw:frame draw:name="Subtítulo 2" presentation:style-name="pr2" draw:text-style-name="P4" draw:layer="layout" svg:width="27.939cm" svg:height="3.174cm" svg:x="3.056cm" svg:y="12.377cm" presentation:class="subtitle" presentation:user-transformed="true">
          <draw:text-box>
            <text:p text:style-name="P3"><text:span text:style-name="T2">Bruno Goulart Meneghin</text:span></text:p>
            <text:p text:style-name="P3"><text:span text:style-name="T2">Lucas Batista Magalhães Carvalhais</text:span></text:p>
            <text:p text:style-name="P3"><text:span text:style-name="T2">Matheus Ibrahim Nesteruk Morei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ebRTC (Web Real-Time Communications)" draw:style-name="dp1" draw:master-page-name="Título_20_e_20_conteúdo" presentation:presentation-page-layout-name="AL2T11">
        <draw:frame draw:name="Título 1" presentation:style-name="pr4" draw:text-style-name="P6" draw:layer="layout" svg:width="29.396cm" svg:height="4.029cm" svg:x="3.048cm" svg:y="0.796cm" presentation:class="title" presentation:user-transformed="true">
          <draw:text-box>
            <text:p text:style-name="P5"><text:span text:style-name="T3">WebRTC (Web Real-Time Communications)</text:span></text:p>
          </draw:text-box>
        </draw:frame>
        <draw:frame draw:name="Espaço Reservado para Conteúdo 2" presentation:style-name="pr5" draw:text-style-name="P9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7"><text:span text:style-name="T4">Lançado em 2011 pelo Google</text:span></text:p>
              </text:list-item>
              <text:list-item>
                <text:p text:style-name="P7"><text:span text:style-name="T4">API que permite transferência de áudios e/ou vídeos em tempo real em sites e aplicações Web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Também permite troca de dados entre navegadores sem a necessidade de um intermediário. </text:span></text:p>
                  </text:list-item>
                </text:list>
              </text:list-item>
              <text:list-item>
                <text:p text:style-name="P7"><text:span text:style-name="T4">A presente série de padrões possibilita compartilhamento de dados através da comunicação </text:span><text:span text:style-name="T6">peer-to-peer</text:span><text:span text:style-name="T4"> (P2P) sem a necessidade de plug-ins ou softwares dos terceiros.</text:span></text:p>
                <text:list>
                  <text:list-item>
                    <text:p text:style-name="P8"><text:span text:style-name="T5">Conta com diversos APIs e protocolos inter-relacionados que trabalham junt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3T1">
        <draw:frame presentation:style-name="pr7" draw:text-style-name="P5" draw:layer="layout" svg:width="27.939cm" svg:height="4.029cm" svg:x="3.048cm" svg:y="0.796cm" presentation:class="title">
          <draw:text-box>
            <text:p text:style-name="P5"><text:span text:style-name="T3">Exemplos de Uso</text:span></text:p>
          </draw:text-box>
        </draw:frame>
        <draw:frame presentation:style-name="pr8" draw:layer="layout" svg:width="27.939cm" svg:height="11.175cm" svg:x="3.048cm" svg:y="5.127cm" presentation:class="outline">
          <draw:text-box>
            <text:list text:style-name="L4">
              <text:list-item>
                <text:p>WebTorrent</text:p>
              </text:list-item>
              <text:list-item>
                <text:p>Hangouts</text:p>
              </text:list-item>
              <text:list-item>
                <text:p>Bank of America (chamada de voz ATM)</text:p>
                <text:p/>
                <text:p/>
                <text:p/>
                <text:p/>
              </text:list-item>
              <text:list-item>
                <text:p>A motivação desta rápida adesão: comunicação browser-browser até 90% mais bar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eitos e Usos" draw:style-name="dp1" draw:master-page-name="Título_20_e_20_conteúdo" presentation:presentation-page-layout-name="AL2T11">
        <draw:frame draw:name="Título 1" presentation:style-name="pr10" draw:text-style-name="P6" draw:layer="layout" svg:width="27.939cm" svg:height="4.029cm" svg:x="3.048cm" svg:y="0.796cm" presentation:class="title" presentation:user-transformed="true">
          <draw:text-box>
            <text:p text:style-name="P5"><text:span text:style-name="T3">Conceitos e Usos</text:span></text:p>
          </draw:text-box>
        </draw:frame>
        <draw:frame draw:name="Espaço Reservado para Conteúdo 2" presentation:style-name="pr11" draw:text-style-name="P9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7"><text:span text:style-name="T4">WebRTC conta com </text:span><text:span text:style-name="T6">Media Capture</text:span><text:span text:style-name="T4"> e </text:span><text:span text:style-name="T6">Streams</text:span><text:span text:style-name="T4">.</text:span></text:p>
              </text:list-item>
              <text:list-item>
                <text:p text:style-name="P7"><text:span text:style-name="T4">Juntos, eles fornecem a capacidade poderosa de multimídia para Web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Inclui suporte para videoconferências, troca de arquivos, identidade, gerência e interface com sistemas de telefonia através dos sinais DTMF. </text:span></text:p>
                  </text:list-item>
                </text:list>
              </text:list-item>
              <text:list-item>
                <text:p text:style-name="P7"><text:span text:style-name="T4">A conexão </text:span><text:span text:style-name="T6">peer-to-peer</text:span><text:span text:style-name="T4"> é feita através do </text:span><text:span text:style-name="T6">RTCPeerConnection</text:span><text:span text:style-name="T4">.</text:span></text:p>
              </text:list-item>
              <text:list-item>
                <text:p text:style-name="P7"><text:span text:style-name="T4">Após estabelecer conexão, </text:span><text:span text:style-name="T6">MediaStreams</text:span><text:span text:style-name="T4"> e/ou </text:span><text:span text:style-name="T6">RTCDataChannels</text:span><text:span text:style-name="T4"> podem ser adicionados nessa conexã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ceitos e Usos (2)" draw:style-name="dp1" draw:master-page-name="Título_20_e_20_conteúdo" presentation:presentation-page-layout-name="AL2T11">
        <draw:frame draw:name="Título 1" presentation:style-name="pr10" draw:text-style-name="P6" draw:layer="layout" svg:width="27.939cm" svg:height="4.029cm" svg:x="3.048cm" svg:y="0.796cm" presentation:class="title" presentation:user-transformed="true">
          <draw:text-box>
            <text:p text:style-name="P5"><text:span text:style-name="T3">Conceitos e Usos (2)</text:span></text:p>
          </draw:text-box>
        </draw:frame>
        <draw:frame draw:name="Espaço Reservado para Conteúdo 2" presentation:style-name="pr5" draw:text-style-name="P9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7"><text:span text:style-name="T4">A transmissão de mídia consiste em fluxos de informações.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Fluxos são representados por objetos em </text:span><text:span text:style-name="T7">MediaStreamTrack</text:span><text:span text:style-name="T5">.</text:span></text:p>
                  </text:list-item>
                  <text:list-item>
                    <text:p text:style-name="P8"><text:span text:style-name="T5">Fluxos devem conter um dos tipos de dados da mídi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8">Como áudio, vídeo ou texto (legendas)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Também pode usar </text:span><text:span text:style-name="T6">RTCDataChannel</text:span><text:span text:style-name="T4"> para transmissão de dados binários arbitrários.</text:span></text:p>
                <text:list>
                  <text:list-item>
                    <text:p text:style-name="P8"><text:span text:style-name="T5">Útil para:</text:span></text:p>
                    <text:list>
                      <text:list-item>
                        <text:p text:style-name="P8"><text:span text:style-name="T8">Informação do canal de retorno;</text:span></text:p>
                      </text:list-item>
                      <text:list-item>
                        <text:p text:style-name="P8"><text:span text:style-name="T8">Metadados;</text:span></text:p>
                      </text:list-item>
                      <text:list-item>
                        <text:p text:style-name="P8"><text:span text:style-name="T9">Status</text:span><text:span text:style-name="T8"> do jogo;</text:span></text:p>
                      </text:list-item>
                      <text:list-item>
                        <text:p text:style-name="P8"><text:span text:style-name="T8">Transferência de arquivos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avegadores suportados" draw:style-name="dp1" draw:master-page-name="Título_20_e_20_conteúdo" presentation:presentation-page-layout-name="AL2T11">
        <draw:frame draw:name="Título 1" presentation:style-name="pr10" draw:text-style-name="P6" draw:layer="layout" svg:width="27.939cm" svg:height="4.029cm" svg:x="3.048cm" svg:y="0.796cm" presentation:class="title" presentation:user-transformed="true">
          <draw:text-box>
            <text:p text:style-name="P5"><text:span text:style-name="T3">Navegadores suportados</text:span></text:p>
          </draw:text-box>
        </draw:frame>
        <draw:frame draw:name="Espaço Reservado para Conteúdo 2" presentation:style-name="pr11" draw:text-style-name="P9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7"><text:span text:style-name="T4">Segundo o site </text:span><text:span text:style-name="T6">Can I Use</text:span><text:span text:style-name="T4">, WebRTC é suportado nos seguintes navegador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Microsoft Edge</text:span></text:p>
                  </text:list-item>
                  <text:list-item>
                    <text:p text:style-name="P8"><text:span text:style-name="T5">Mozilla Firefox</text:span></text:p>
                  </text:list-item>
                  <text:list-item>
                    <text:p text:style-name="P8"><text:span text:style-name="T5">Google Chrome (com prefixo </text:span><text:span text:style-name="T7">webkit</text:span></text:p>
                  </text:list-item>
                  <text:list-item>
                    <text:p text:style-name="P8"><text:span text:style-name="T5">Opera</text:span></text:p>
                  </text:list-item>
                  <text:list-item>
                    <text:p text:style-name="P8"><text:span text:style-name="T5">Chrome para Android</text:span></text:p>
                  </text:list-item>
                  <text:list-item>
                    <text:p text:style-name="P8"><text:span text:style-name="T5">Android 5-6.x webView: Chromium</text:span></text:p>
                  </text:list-item>
                </text:list>
              </text:list-item>
              <text:list-item>
                <text:p text:style-name="P7"><text:span text:style-name="T4">Internet Explorer, Safari e iOS Safari não suportam WebRT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enplo" draw:style-name="dp1" draw:master-page-name="Título_20_e_20_conteúdo" presentation:presentation-page-layout-name="AL2T11">
        <draw:frame draw:name="Título 1" presentation:style-name="pr4" draw:text-style-name="P6" draw:layer="layout" svg:width="6.702cm" svg:height="1.82cm" svg:x="2.682cm" svg:y="1.582cm" presentation:class="title" presentation:user-transformed="true">
          <draw:text-box>
            <text:p text:style-name="P5"><text:span text:style-name="T3">Exenplo</text:span></text:p>
          </draw:text-box>
        </draw:frame>
        <draw:custom-shape draw:name="CaixaDeTexto 4" draw:style-name="gr2" draw:text-style-name="P10" draw:layer="layout" svg:width="28.454cm" svg:height="13.769cm" svg:x="2.682cm" svg:y="4.234cm">
          <text:p text:style-name="P5"><text:span text:style-name="T10">var</text:span><text:span text:style-name="T11"> leftVideo = document.getElementById('leftVideo');</text:span></text:p>
          <text:p text:style-name="P5"><text:span text:style-name="T10">var</text:span><text:span text:style-name="T11"> rightVideo = document.getElementById('rightVideo');</text:span></text:p>
          <text:p text:style-name="P5"><text:span text:style-name="T10">var</text:span><text:span text:style-name="T11"> stream;</text:span></text:p>
          <text:p text:style-name="P5"><text:span text:style-name="T11"/></text:p>
          <text:p text:style-name="P5"><text:span text:style-name="T10">function</text:span><text:span text:style-name="T11"> maybeCreateStream() { <text:s/></text:span></text:p>
          <text:p text:style-name="P5"><text:span text:style-name="T11"><text:s text:c="2"/></text:span><text:span text:style-name="T10">if</text:span><text:span text:style-name="T11"> (stream) { <text:s text:c="3"/></text:span></text:p>
          <text:p text:style-name="P5"><text:span text:style-name="T11"><text:s text:c="4"/></text:span><text:span text:style-name="T10">return</text:span><text:span text:style-name="T11">;</text:span></text:p>
          <text:p text:style-name="P5"><text:span text:style-name="T11"><text:s text:c="2"/></text:span><text:span text:style-name="T11">} </text:span><text:span text:style-name="T10">if</text:span><text:span text:style-name="T11"> (leftVideo.captureStream) {</text:span></text:p>
          <text:p text:style-name="P5"><text:span text:style-name="T11"><text:s text:c="4"/></text:span><text:span text:style-name="T11">stream = leftVideo.captureStream(); <text:s text:c="3"/></text:span></text:p>
          <text:p text:style-name="P5"><text:span text:style-name="T11"><text:s text:c="4"/></text:span><text:span text:style-name="T11">rightVideo.srcObject = stream; <text:s text:c="3"/></text:span></text:p>
          <text:p text:style-name="P5"><text:span text:style-name="T11"><text:s text:c="4"/></text:span><text:span text:style-name="T10">console</text:span><text:span text:style-name="T11">.log('Captured stream from leftVideo with captureStream', stream); <text:s/></text:span></text:p>
          <text:p text:style-name="P5"><text:span text:style-name="T11"><text:s text:c="2"/></text:span><text:span text:style-name="T11">} </text:span><text:span text:style-name="T10">else if</text:span><text:span text:style-name="T11"> (leftVideo.mozCaptureStream) {</text:span></text:p>
          <text:p text:style-name="P5"><text:span text:style-name="T11"><text:s text:c="4"/></text:span><text:span text:style-name="T11">stream = leftVideo.mozCaptureStream();</text:span></text:p>
          <text:p text:style-name="P5"><text:span text:style-name="T11"><text:s text:c="4"/></text:span><text:span text:style-name="T11">rightVideo.srcObject = stream;</text:span></text:p>
          <text:p text:style-name="P5"><text:span text:style-name="T11"><text:s text:c="4"/></text:span><text:span text:style-name="T10">console</text:span><text:span text:style-name="T11">.log('Captured stream from leftVideo with mozCaptureStream()', stream); <text:s/></text:span></text:p>
          <text:p text:style-name="P5"><text:span text:style-name="T11"><text:s text:c="2"/></text:span><text:span text:style-name="T11">} </text:span><text:span text:style-name="T10">else</text:span><text:span text:style-name="T11"> {</text:span></text:p>
          <text:p text:style-name="P5"><text:span text:style-name="T11"><text:s text:c="4"/></text:span><text:span text:style-name="T10">console</text:span><text:span text:style-name="T11">.log('captureStream() not supported'); <text:s/></text:span></text:p>
          <text:p text:style-name="P5"><text:span text:style-name="T11"><text:s text:c="2"/></text:span><text:span text:style-name="T11">}</text:span></text:p>
          <text:p text:style-name="P5"><text:span text:style-name="T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Em_20_branco">
        <draw:custom-shape draw:name="CaixaDeTexto 1" draw:style-name="gr2" draw:text-style-name="P10" draw:layer="layout" svg:width="31.686cm" svg:height="7.871cm" svg:x="2.18cm" svg:y="6.127cm">
          <text:p text:style-name="P5"><text:span text:style-name="T12">// Video tag capture must be set up after video tracks are</text:span></text:p>
          <text:p text:style-name="P5"><text:span text:style-name="T12">loaded.leftVideo.oncanplay = maybeCreateStream;</text:span></text:p>
          <text:p text:style-name="P5"><text:span text:style-name="T13">if</text:span><text:span text:style-name="T12"> (leftVideo.readyState &gt;= 3) {</text:span></text:p>
          <text:p text:style-name="P5"><text:span text:style-name="T12"><text:s text:c="2"/></text:span><text:span text:style-name="T12">// HAVE_FUTURE_DATA</text:span></text:p>
          <text:p text:style-name="P5"><text:span text:style-name="T12"><text:s text:c="2"/></text:span><text:span text:style-name="T12">// Video is already ready to play, call maybeCreateStream in case oncanplay <text:s/></text:span></text:p>
          <text:p text:style-name="P5"><text:span text:style-name="T12"><text:s text:c="2"/></text:span><text:span text:style-name="T12">// fired before we registered the event handler.</text:span></text:p>
          <text:p text:style-name="P5"><text:span text:style-name="T12"><text:s text:c="2"/></text:span><text:span text:style-name="T12">maybeCreateStream();</text:span></text:p>
          <text:p text:style-name="P5"><text:span text:style-name="T12">}</text:span></text:p>
          <text:p text:style-name="P5"><text:span text:style-name="T12"/></text:p>
          <text:p text:style-name="P5"><text:span text:style-name="T12">leftVideo.play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ferências" draw:style-name="dp1" draw:master-page-name="Título_20_e_20_conteúdo" presentation:presentation-page-layout-name="AL2T11">
        <draw:frame draw:name="Título 1" presentation:style-name="pr10" draw:text-style-name="P6" draw:layer="layout" svg:width="27.939cm" svg:height="4.029cm" svg:x="3.048cm" svg:y="0.796cm" presentation:class="title" presentation:user-transformed="true">
          <draw:text-box>
            <text:p text:style-name="P5"><text:span text:style-name="T3">Referências</text:span></text:p>
          </draw:text-box>
        </draw:frame>
        <draw:frame draw:name="Espaço Reservado para Conteúdo 2" presentation:style-name="pr11" draw:text-style-name="P9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7"><text:span text:style-name="T14">MDN (</text:span><text:span text:style-name="T15">Mozilla Developer Network</text:span><text:span text:style-name="T14">). Disponível em </text:span><text:span text:style-name="T16"><text:a xlink:href="https://developer.mozilla.org/en-US/docs/Web/API/WebRTC_API" xlink:type="simple">https://developer.mozilla.org/en-US/docs/Web/API/WebRTC_API</text:a></text:span><text:span text:style-name="T14">. Acesso em 22 mai. 2017.</text:span></text:p>
              </text:list-item>
              <text:list-item>
                <text:p text:style-name="P7"><text:span text:style-name="T14">Wikipedia, the free encyclopedia. Disponível em </text:span><text:span text:style-name="T16"><text:a xlink:href="https://en.wikipedia.org/wiki/WebRTC" xlink:type="simple">https://en.wikipedia.org/wiki/WebRTC</text:a></text:span><text:span text:style-name="T14">. Acesso em 22 mai. 2017.</text:span></text:p>
              </text:list-item>
              <text:list-item>
                <text:p text:style-name="P7"><text:span text:style-name="T14">Can I Use. Disponível em </text:span><text:span text:style-name="T16"><text:a xlink:href="http://caniuse.com/#search=WebRTC" xlink:type="simple">http://caniuse.com/#search=WebRTC</text:a></text:span><text:span text:style-name="T14">. Acesso em 22 mai. 2017.</text:span></text:p>
              </text:list-item>
              <text:list-item>
                <text:p text:style-name="P7"><text:span text:style-name="T14">WebRTC. Disponível em </text:span><text:span text:style-name="T16"><text:a xlink:href="https://webrtc.org/" xlink:type="simple">https://webrtc.org/</text:a></text:span><text:span text:style-name="T14">. Acesso em 22 mai. 2017.</text:span></text:p>
              </text:list-item>
              <text:list-item>
                <text:p text:style-name="P7"><text:span text:style-name="T14">WebRTC samples: Stream from a vídeo to a peer connection. Disponível em </text:span><text:span text:style-name="T16"><text:a xlink:href="https://webrtc.github.io/samples/src/content/capture/video-pc/" xlink:type="simple">https://webrtc.github.io/samples/src/content/capture/video-pc/</text:a></text:span><text:span text:style-name="T14">. Acesso em 22 mai. 2017.</text:span></text:p>
              </text:list-item>
              <text:list-item>
                <text:p text:style-name="P7"><text:span text:style-name="T14">Html 5 JavaScript API. Disponível em </text:span><text:span text:style-name="T16"><text:a xlink:href="http://html5index.org/" xlink:type="simple">http://html5index.org/</text:a></text:span><text:span text:style-name="T14">. Acesso em 22 mai. 2017</text:span></text:p>
              </text:list-item>
            </text:list>
            <text:p text:style-name="P7"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bd582c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e48312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80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48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 Light1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 Light1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6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084cm" text:min-label-width="0.507cm"/>
        <style:text-properties fo:font-family="Calibri" style:font-family-generic="swiss" style:font-pitch="variable" fo:color="#e4831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custom-shape draw:name="Rectangle 6" draw:style-name="Mgr3" draw:text-style-name="MP3" draw:layer="backgroundobjects" drawooo:display="printer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3" draw:layer="backgroundobjects" drawooo:display="printer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7.939cm" svg:height="9.905cm" svg:x="3.048cm" svg:y="2.108cm" presentation:class="title" presentation:user-transformed="true">
        <draw:text-box>
          <text:p text:style-name="MP4"><text:span text:style-name="MT2">Click to edit the title text formatClique para editar o título mestre</text:span></text:p>
        </draw:text-box>
      </draw:frame>
      <draw:frame draw:name="Date Placeholder 3" presentation:style-name="Mpr2" draw:text-style-name="MP7" draw:layer="backgroundobjects" svg:width="6.866cm" svg:height="1.013cm" svg:x="3.048cm" svg:y="17.944cm" presentation:class="date-time" presentation:user-transformed="true">
        <draw:text-box>
          <text:p text:style-name="MP6"><text:span text:style-name="MT3"><text:date style:data-style-name="D1" text:date-value="2017-05-22">5/22/17</text:date></text:span></text:p>
        </draw:text-box>
      </draw:frame>
      <draw:frame draw:name="Footer Placeholder 4" presentation:style-name="Mpr2" draw:text-style-name="MP7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3.644cm" svg:height="1.013cm" svg:x="27.501cm" svg:y="17.944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line draw:name="Straight Connector 8" draw:style-name="Mgr5" draw:text-style-name="MP3" draw:layer="backgroundobjects" svg:x1="3.354cm" svg:y1="12.065cm" svg:x2="30.786cm" svg:y2="12.065cm">
        <text:p/>
      </draw:lin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Rectangle 6" draw:style-name="Mgr3" draw:text-style-name="MP3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3" draw:layer="backgroundobjects" svg:x1="3.315cm" svg:y1="4.827cm" svg:x2="31.001cm" svg:y2="4.827cm">
        <text:p/>
      </draw:line>
      <draw:frame draw:name="Title 1" presentation:style-name="Mpr5" draw:text-style-name="MP11" draw:layer="backgroundobjects" svg:width="27.939cm" svg:height="4.029cm" svg:x="3.048cm" svg:y="0.796cm" presentation:class="title" presentation:user-transformed="true">
        <draw:text-box>
          <text:p text:style-name="MP10"><text:span text:style-name="MT5">Click to edit the title text formatClique para editar o título mestre</text:span></text:p>
        </draw:text-box>
      </draw:frame>
      <draw:frame draw:name="Content Placeholder 2" presentation:style-name="Mpr6" draw:text-style-name="MP15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6.866cm" svg:height="1.013cm" svg:x="3.048cm" svg:y="17.944cm" presentation:class="date-time" presentation:user-transformed="true">
        <draw:text-box>
          <text:p text:style-name="MP6"><text:span text:style-name="MT3"><text:date style:data-style-name="D1" text:date-value="2017-05-22">5/22/17</text:date></text:span></text:p>
        </draw:text-box>
      </draw:frame>
      <draw:frame draw:name="Footer Placeholder 4" presentation:style-name="Mpr7" draw:text-style-name="MP7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3.644cm" svg:height="1.013cm" svg:x="27.501cm" svg:y="17.944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draw:custom-shape draw:name="Rectangle 6" draw:style-name="Mgr3" draw:text-style-name="MP3" draw:layer="backgroundobjects" drawooo:display="printer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3" draw:layer="backgroundobjects" drawooo:display="printer" svg:x1="3.315cm" svg:y1="4.827cm" svg:x2="31.001cm" svg:y2="4.827cm">
        <text:p/>
      </draw:line>
      <draw:custom-shape draw:name="Rectangle 4" draw:style-name="Mgr3" draw:text-style-name="MP3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3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10" draw:text-style-name="MP7" draw:layer="backgroundobjects" svg:width="6.866cm" svg:height="1.013cm" svg:x="3.048cm" svg:y="17.944cm" presentation:class="date-time" presentation:user-transformed="true">
        <draw:text-box>
          <text:p text:style-name="MP6"><text:span text:style-name="MT3"><text:date style:data-style-name="D1" text:date-value="2017-05-22">5/22/17</text:date></text:span></text:p>
        </draw:text-box>
      </draw:frame>
      <draw:frame draw:name="Footer Placeholder 7" presentation:style-name="Mpr10" draw:text-style-name="MP7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8" presentation:style-name="Mpr10" draw:text-style-name="MP9" draw:layer="backgroundobjects" svg:width="3.644cm" svg:height="1.013cm" svg:x="27.501cm" svg:y="17.944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presentation:style-name="Em_20_branco-title" draw:layer="backgroundobjects" svg:width="30.479cm" svg:height="3.18cm" svg:x="1.693cm" svg:y="0.76cm" presentation:class="title" presentation:placeholder="true">
        <draw:text-box/>
      </draw:frame>
      <draw:frame presentation:style-name="Em_20_br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19.798cm" svg:height="11.136cm" svg:x="0.6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[Esboço] WebRTC</dc:title>
    <meta:initial-creator>Lucas Carvalhais</meta:initial-creator>
    <dc:creator>Mefew </dc:creator>
    <meta:editing-cycles>15</meta:editing-cycles>
    <meta:creation-date>2017-05-22T17:50:24</meta:creation-date>
    <dc:date>2017-05-22T22:54:33.478988126</dc:date>
    <meta:editing-duration>PT8M</meta:editing-duration>
    <meta:generator>LibreOffice/4.2.8.2$Linux_X86_64 LibreOffice_project/420m0$Build-2</meta:generator>
    <meta:document-statistic meta:object-count="9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Retrospect" xlink:href=""/>
  </office:meta>
</office:document-meta>
</file>